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Arial2" svg:font-family="Arial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1aaf6" officeooo:paragraph-rsid="0021aaf6"/>
    </style:style>
    <style:style style:name="P2" style:family="paragraph" style:parent-style-name="Standard">
      <style:paragraph-properties fo:break-before="page"/>
      <style:text-properties officeooo:rsid="0021aaf6" officeooo:paragraph-rsid="0021aaf6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ccffcc" draw:opacity="100%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gradient" draw:fill-color="#99ccff" draw:fill-gradient-name="gradient-2" draw:opacity="100%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e6e6e6" draw:opacity="100%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.0098in" svg:stroke-color="#80808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.0098in" svg:stroke-color="#808080" draw:marker-start="" draw:marker-start-width="0.1181in" draw:marker-start-center="false" draw:marker-end="" draw:marker-end-width="0.1181in" draw:marker-end-center="false" svg:stroke-opacity="100%" draw:stroke-linejoin="round" draw:fill="solid" draw:fill-color="#808080" draw:opacity="100%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ffffff" draw:opacity="100%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.0098in" svg:stroke-color="#00000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.0098in" svg:stroke-color="#ff000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.0098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ffffff" draw:opacity="100%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svg:stroke-width="0.0098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d8d8d8" draw:opacity="100%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justify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justify" draw:auto-grow-width="true" fo:min-height="0.128in" fo:min-width="0.0756in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15" style:family="graphic">
      <style:graphic-properties draw:textarea-horizontal-align="justify" draw:textarea-vertical-align="middle" draw:auto-grow-height="false" style:run-through="foreground"/>
    </style:style>
    <style:style style:name="gr16" style:family="graphic">
      <style:graphic-properties draw:stroke="solid" svg:stroke-width="0.0098in" svg:stroke-color="#333333" draw:marker-start="" draw:marker-start-width="0.1181in" draw:marker-start-center="false" draw:marker-end="" draw:marker-end-width="0.1181in" draw:marker-end-center="false" svg:stroke-opacity="100%" draw:stroke-linejoin="round" draw:fill="solid" draw:fill-color="#ffffff" draw:opacity="100%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000000" draw:opacity="100%" draw:textarea-horizontal-align="justify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ccffcc" draw:opacity="100%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098in" svg:stroke-color="#80808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098in" svg:stroke-color="#808080" draw:marker-start="" draw:marker-start-width="0.1181in" draw:marker-start-center="false" draw:marker-end="" draw:marker-end-width="0.1181in" draw:marker-end-center="false" svg:stroke-opacity="100%" draw:stroke-linejoin="round" draw:fill="solid" draw:fill-color="#808080" draw:opacity="100%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098in" svg:stroke-color="#333333" draw:marker-start="" draw:marker-start-width="0.1181in" draw:marker-start-center="false" draw:marker-end="" draw:marker-end-width="0.1181in" draw:marker-end-center="false" svg:stroke-opacity="100%" draw:stroke-linejoin="round" draw:fill="solid" draw:fill-color="#ffffff" draw:opacity="100%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none" draw:fill-color="#ffffff" fo:min-height="0.5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none" draw:fill-color="#ffffff" fo:min-height="0.48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none" draw:fill-color="#ffffff" fo:min-height="0.49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="none" draw:fill-color="#ffffff" fo:min-height="0.62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.0402in" svg:stroke-color="#000000" draw:fill="none" draw:fill-color="#ffffff" fo:min-height="0.18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2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1965in" style:run-through="foreground"/>
    </style:style>
    <style:style style:name="gr30" style:family="graphic">
      <style:graphic-properties draw:stroke="none" svg:stroke-color="#000000" draw:fill="none" draw:fill-color="#ffffff" fo:min-height="0.19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.0098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000000" draw:opacity="100%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33" style:family="graphic">
      <style:graphic-properties draw:stroke="solid" svg:stroke-width="0.0098in" svg:stroke-color="#333333" draw:marker-start="" draw:marker-start-width="0.1181in" draw:marker-start-center="false" draw:marker-end="" draw:marker-end-width="0.1181in" draw:marker-end-center="false" svg:stroke-opacity="100%" draw:stroke-linejoin="round" draw:fill="solid" draw:fill-color="#333333" draw:opacity="100%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34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ffff99" draw:opacity="100%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/>
    </style:style>
    <style:style style:name="gr35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/>
    </style:style>
    <style:style style:name="gr36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99ccff" draw:opacity="100%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/>
    </style:style>
    <style:style style:name="gr37" style:family="graphic">
      <style:graphic-properties draw:fill="none" draw:fill-color="#ffffff" fo:min-height="0.5075in" style:run-through="foreground"/>
    </style:style>
    <style:style style:name="gr38" style:family="graphic">
      <style:graphic-properties draw:stroke="none" svg:stroke-color="#000000" draw:fill="none" draw:fill-color="#ffffff" fo:min-height="0.1957in" style:run-through="foreground"/>
    </style:style>
    <style:style style:name="gr39" style:family="graphic">
      <style:graphic-properties draw:stroke="none" svg:stroke-color="#000000" draw:fill="none" draw:fill-color="#ffffff" fo:min-height="0.2654in" style:run-through="foreground"/>
    </style:style>
    <style:style style:name="gr4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justify" draw:auto-grow-width="true" fo:min-height="0.1256in" fo:min-width="0.0756in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41" style:family="graphic">
      <style:graphic-properties draw:stroke="none" svg:stroke-color="#000000" draw:fill="none" draw:fill-color="#ffffff" fo:min-height="0.1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1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ccffcc" draw:opacity="100%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fo:min-height="0.2173in" style:run-through="foreground"/>
    </style:style>
    <style:style style:name="gr49" style:family="graphic">
      <style:graphic-properties draw:stroke="none" svg:stroke-color="#000000" draw:fill="none" draw:fill-color="#ffffff" fo:min-height="0.1827in" style:run-through="foreground"/>
    </style:style>
    <style:style style:name="gr50" style:family="graphic">
      <style:graphic-properties draw:fill="none" draw:fill-color="#ffffff" fo:min-height="0.3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color="#000000" draw:fill="none" draw:fill-color="#ffffff" fo:min-height="0.2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none" svg:stroke-color="#000000" draw:fill="none" draw:fill-color="#ffffff" fo:min-height="0.1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none" svg:stroke-color="#000000"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tyle:run-through="foreground" style:vertical-pos="from-top" style:vertical-rel="paragraph" style:horizontal-pos="from-left" style:horizontal-rel="paragraph"/>
    </style:style>
    <style:style style:name="gr56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ccffcc" draw:opacity="100%" draw:textarea-horizontal-align="center" draw:textarea-vertical-align="middle" fo:padding-top="0.0016in" fo:padding-bottom="0.0016in" fo:padding-left="0.0016in" fo:padding-right="0.0016in" draw:shadow="hidden" draw:shadow-offset-x="0.1181in" draw:shadow-offset-y="0.1181in" draw:shadow-color="#808080" style:run-through="foreground"/>
    </style:style>
    <style:style style:name="gr57" style:family="graphic">
      <style:graphic-properties draw:fill="none" draw:fill-color="#ffffff" fo:min-height="0.4165in" style:run-through="foreground"/>
    </style:style>
    <style:style style:name="gr58" style:family="graphic">
      <style:graphic-properties draw:stroke="solid" svg:stroke-width="0.0035in" svg:stroke-color="#000000" draw:marker-start="" draw:marker-start-width="0.1181in" draw:marker-start-center="false" draw:marker-end="" draw:marker-end-width="0.1181in" draw:marker-end-center="false" svg:stroke-opacity="100%" draw:stroke-linejoin="round" draw:fill="solid" draw:fill-color="#ccffcc" draw:opacity="100%" draw:textarea-horizontal-align="justify" fo:padding-top="0.0016in" fo:padding-bottom="0.0016in" fo:padding-left="0.0016in" fo:padding-right="0.0016in" draw:shadow="hidden" draw:shadow-offset-x="0.1181in" draw:shadow-offset-y="0.1181in" draw:shadow-color="#808080" style:run-through="foreground"/>
    </style:style>
    <style:style style:name="gr59" style:family="graphic">
      <style:graphic-properties draw:stroke="solid" svg:stroke-width="0.0098in" svg:stroke-color="#00000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6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000000" draw:opacity="100%" draw:textarea-horizontal-align="justify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1" style:family="graphic">
      <style:graphic-properties draw:stroke="solid" svg:stroke-width="0.0098in" svg:stroke-color="#00000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6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000000" draw:opacity="100%" draw:textarea-horizontal-align="justify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3" style:family="graphic">
      <style:graphic-properties draw:stroke="solid" svg:stroke-width="0.0098in" svg:stroke-color="#00000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6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000000" draw:opacity="100%" draw:textarea-horizontal-align="justify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5" style:family="graphic">
      <style:graphic-properties draw:stroke="solid" svg:stroke-width="0.0098in" svg:stroke-color="#00000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6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000000" draw:opacity="100%" draw:textarea-horizontal-align="justify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7" style:family="graphic">
      <style:graphic-properties draw:stroke="solid" svg:stroke-width="0.0098in" svg:stroke-color="#000000" draw:marker-start="" draw:marker-start-width="0.1181in" draw:marker-start-center="false" draw:marker-end="" draw:marker-end-width="0.1181in" draw:marker-end-center="false" svg:stroke-opacity="100%" draw:stroke-linejoin="round" draw:fill="none" draw:fill-color="#99ccff" draw:textarea-horizontal-align="justify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68" style:family="graphic">
      <style:graphic-properties draw:stroke="none" svg:stroke-color="#000000" draw:fill="none" draw:fill-color="#ffffff" fo:min-height="0.1472in" style:run-through="foreground"/>
    </style:style>
    <style:style style:name="gr69" style:family="graphic">
      <style:graphic-properties draw:stroke="none" svg:stroke-color="#000000" draw:fill="none" draw:fill-color="#ffffff" fo:min-height="0.278in" style:run-through="foreground"/>
    </style:style>
    <style:style style:name="gr70" style:family="graphic">
      <style:graphic-properties draw:stroke="none" svg:stroke-color="#000000" draw:fill="none" draw:fill-color="#ffffff" fo:min-height="0.2083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g draw:name="Message Channel (60)" draw:style-name="gr2"><draw:rect draw:style-name="gr3" draw:text-style-name="P3" svg:width="0.813in" svg:height="0.4988in" svg:x="2.0937in" svg:y="1.7138in"><text:p/></draw:rect><draw:path draw:style-name="gr4" draw:text-style-name="P3" svg:width="0.6406in" svg:height="0.1244in" svg:x="2.1724in" svg:y="1.9622in" svg:viewBox="0 0 1628 317" svg:d="m56 0c-31 0-56 71-56 159 0 86 25 158 56 158h1572v-317z"><text:p/></draw:path><draw:ellipse draw:style-name="gr5" draw:text-style-name="P3" svg:width="0.0307in" svg:height="0.1248in" svg:x="2.7976in" svg:y="1.963in"><text:p/></draw:ellipse><draw:line draw:style-name="gr6" draw:text-style-name="P3" svg:x1="2.2193in" svg:y1="1.8701in" svg:x2="2.7819in" svg:y2="1.8701in"><text:p/></draw:line><draw:polygon draw:style-name="gr7" draw:text-style-name="P3" svg:width="0.0469in" svg:height="0.0469in" svg:x="2.7346in" svg:y="1.8465in" svg:viewBox="0 0 120 120" draw:points="120,60 0,120 0,0"><text:p/></draw:polygon></draw:g><draw:g draw:name="Message Translator (85)" draw:style-name="gr2"><draw:rect draw:style-name="gr3" draw:text-style-name="P3" svg:width="0.813in" svg:height="0.4988in" svg:x="3.5457in" svg:y="1.7138in"><text:p/></draw:rect><draw:rect draw:style-name="gr8" draw:text-style-name="P3" svg:width="0.2504in" svg:height="0.3748in" svg:x="3.6394in" svg:y="1.7756in"><text:p/></draw:rect><draw:rect draw:style-name="gr8" draw:text-style-name="P3" svg:width="0.2504in" svg:height="0.3748in" svg:x="4.0146in" svg:y="1.7756in"><text:p/></draw:rect><draw:line draw:style-name="gr9" draw:text-style-name="P3" svg:x1="3.7646in" svg:y1="1.8382in" svg:x2="4.1705in" svg:y2="2.0874in"><text:p/></draw:line><draw:line draw:style-name="gr9" draw:text-style-name="P3" svg:x1="3.7646in" svg:y1="2.0878in" svg:x2="4.1705in" svg:y2="1.8386in"><text:p/></draw:line></draw:g><draw:g draw:name="Command Message (145)" draw:style-name="gr2"><draw:polyline draw:style-name="gr10" draw:text-style-name="P3" svg:width="0.1287in" svg:height="0.2571in" svg:x="1.3665in" svg:y="2.0055in" svg:viewBox="0 0 328 654" draw:points="0,0 0,654 328,654"><text:p/></draw:polyline><draw:rect draw:style-name="gr11" draw:text-style-name="P3" svg:width="0.1567in" svg:height="0.1567in" svg:x="1.4173in" svg:y="2.1839in"><text:p/></draw:rect><draw:path draw:style-name="gr12" draw:text-style-name="P3" svg:width="0.1642in" svg:height="0.1638in" svg:x="1.2843in" svg:y="1.924in" svg:viewBox="0 0 418 417" svg:d="m0 203c2-112 95-203 208-203 114 0 206 91 210 203 2 117-93 214-210 214-116 0-210-97-208-214z"><text:p/></draw:path><draw:rect draw:style-name="gr13" draw:text-style-name="P3" svg:width="0.2189in" svg:height="0.1717in" svg:x="1.3858in" svg:y="2.1783in"><text:p/></draw:rect><draw:frame draw:style-name="gr14" draw:text-style-name="P3" svg:width="0.0823in" svg:height="0.1287in" svg:x="1.4547in" svg:y="2.2173in"><draw:text-box><text:p text:style-name="P4"><text:span text:style-name="T1">C</text:span></text:p></draw:text-box></draw:frame></draw:g><draw:custom-shape draw:style-name="gr15" svg:width="0.3941in" svg:height="0.1031in" svg:x="1.6083in" svg:y="1.9555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" svg:width="0.3941in" svg:height="0.1031in" svg:x="2.9748in" svg:y="1.9555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name="Request - Reply (154)" draw:style-name="gr2"><draw:rect draw:style-name="gr3" draw:text-style-name="P3" svg:width="0.813in" svg:height="0.4988in" svg:x="4.9701in" svg:y="1.7138in"><text:p/></draw:rect><draw:line draw:style-name="gr6" draw:text-style-name="P3" svg:x1="5.2669in" svg:y1="1.8697in" svg:x2="5.5169in" svg:y2="1.8697in"><text:p/></draw:line><draw:polygon draw:style-name="gr7" draw:text-style-name="P3" svg:width="0.0937in" svg:height="0.0933in" svg:x="5.5004in" svg:y="1.8228in" svg:viewBox="0 0 239 238" draw:points="239,119 0,238 0,0"><text:p/></draw:polygon><draw:rect draw:style-name="gr8" draw:text-style-name="P3" svg:width="0.0941in" svg:height="0.0941in" svg:x="5.1264in" svg:y="1.8228in"><text:p/></draw:rect><draw:rect draw:style-name="gr8" draw:text-style-name="P3" svg:width="0.0941in" svg:height="0.0941in" svg:x="5.5319in" svg:y="2.0402in"><text:p/></draw:rect><draw:line draw:style-name="gr6" draw:text-style-name="P3" svg:x1="5.4768in" svg:y1="2.0874in" svg:x2="5.2268in" svg:y2="2.0874in"><text:p/></draw:line><draw:polygon draw:style-name="gr7" draw:text-style-name="P3" svg:width="0.0937in" svg:height="0.0933in" draw:transform="rotate (-3.14159265358979) translate (5.24302274715661in 2.13472867042865in)" svg:viewBox="0 0 239 238" draw:points="239,119 0,0 0,238"><text:p/></draw:polygon></draw:g><draw:custom-shape draw:style-name="gr15" svg:width="0.3941in" svg:height="0.1031in" svg:x="4.4575in" svg:y="1.9555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" svg:width="0.3941in" svg:height="0.1031in" svg:x="5.963in" svg:y="1.9555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name="Message Endpoint (95)" draw:style-name="gr2"><draw:rect draw:style-name="gr3" draw:text-style-name="P3" svg:width="0.813in" svg:height="0.4988in" svg:x="6.5366in" svg:y="1.7138in"><text:p/></draw:rect><draw:line draw:style-name="gr6" draw:text-style-name="P3" svg:x1="6.5354in" svg:y1="1.9618in" svg:x2="6.7854in" svg:y2="1.9618in"><text:p/></draw:line><draw:polygon draw:style-name="gr7" draw:text-style-name="P3" svg:width="0.0937in" svg:height="0.0933in" svg:x="6.7705in" svg:y="1.9154in" svg:viewBox="0 0 239 238" draw:points="239,119 0,238 0,0"><text:p/></draw:polygon><draw:rect draw:style-name="gr16" draw:text-style-name="P3" svg:width="0.2504in" svg:height="0.2496in" svg:x="6.911in" svg:y="1.8382in"><text:p/></draw:rect></draw:g></draw:g><draw:caption text:anchor-type="paragraph" draw:z-index="10" draw:style-name="gr23" svg:width="2.3717in" svg:height="0.5079in" svg:x="5.6673in" svg:y="0.8791in" draw:caption-point-x="-0.313in" draw:caption-point-y="0.8346in"><text:p>Hit Yahoo endpoint to provide the requested instrument prices</text:p></draw:caption><draw:caption text:anchor-type="paragraph" draw:z-index="11" draw:style-name="gr24" svg:width="2.0579in" svg:height="0.485in" svg:x="1.6043in" svg:y="0.8791in" draw:caption-point-x="2.361in" draw:caption-point-y="0.8118in"><text:p>Extract requested instrument identidiers</text:p></draw:caption><draw:caption text:anchor-type="paragraph" draw:z-index="12" draw:style-name="gr25" svg:width="1.678in" svg:height="0.4969in" svg:x="4.1957in" svg:y="2.4772in" draw:caption-point-x="-0.324in" draw:caption-point-y="0.7764in"><text:p>Transform and split the response</text:p></draw:caption><draw:caption text:anchor-type="paragraph" draw:z-index="13" draw:style-name="gr26" svg:width="1.5858in" svg:height="1.1512in" svg:x="-0.3in" svg:y="2.4071in" draw:caption-point-x="1.7472in" draw:caption-point-y="0.0236in"><text:p>Process command message to request specific instruments from Yahoo and send the result to the Return Address</text:p></draw:caption><draw:frame text:anchor-type="paragraph" draw:z-index="14" draw:style-name="gr27" draw:text-style-name="P5" svg:width="3.4606in" svg:height="0.2567in" svg:x="2.9709in" svg:y="0.1736in"><draw:text-box><text:p><text:span text:style-name="T2">Yahoo instrument price loading</text:span></text:p></draw:text-box></draw:frame><draw:frame text:anchor-type="paragraph" draw:z-index="15" draw:style-name="gr28" svg:width="0.9031in" svg:height="0.2197in" svg:x="6.5327in" svg:y="1.4945in"><draw:text-box><text:p>direct:splitter</text:p></draw:text-box></draw:frame><draw:frame text:anchor-type="paragraph" draw:z-index="16" draw:style-name="gr28" svg:width="0.9031in" svg:height="0.2197in" svg:x="2.0902in" svg:y="3.0339in"><draw:text-box><text:p>direct:splitter</text:p></draw:text-box></draw:frame><draw:frame text:anchor-type="paragraph" draw:z-index="18" draw:style-name="gr30" svg:width="1.6669in" svg:height="0.1969in" svg:x="2.0902in" svg:y="1.5173in"><draw:text-box><text:p>jms:queue:yahoo.in</text:p></draw:text-box></draw:frame><draw:g text:anchor-type="paragraph" draw:z-index="21" draw:style-name="gr1"><draw:g draw:name="Message Channel (60)" draw:style-name="gr2"><draw:rect draw:style-name="gr3" draw:text-style-name="P3" svg:width="0.813in" svg:height="0.4988in" svg:x="6.5327in" svg:y="5.2063in"><text:p/></draw:rect><draw:path draw:style-name="gr4" draw:text-style-name="P3" svg:width="0.6406in" svg:height="0.1244in" svg:x="6.611in" svg:y="5.4559in" svg:viewBox="0 0 1628 317" svg:d="m56 0c-31 0-56 71-56 159 0 86 25 158 56 158h1572v-317z"><text:p/></draw:path><draw:ellipse draw:style-name="gr5" draw:text-style-name="P3" svg:width="0.0307in" svg:height="0.1248in" svg:x="7.2358in" svg:y="5.4555in"><text:p/></draw:ellipse><draw:line draw:style-name="gr6" draw:text-style-name="P3" svg:x1="6.6579in" svg:y1="5.3622in" svg:x2="7.2205in" svg:y2="5.3622in"><text:p/></draw:line><draw:polygon draw:style-name="gr7" draw:text-style-name="P3" svg:width="0.0469in" svg:height="0.0469in" svg:x="7.1736in" svg:y="5.339in" svg:viewBox="0 0 120 120" draw:points="120,60 0,120 0,0"><text:p/></draw:polygon></draw:g><draw:g draw:name="Message Translator (85)" draw:style-name="gr2"><draw:rect draw:style-name="gr3" draw:text-style-name="P3" svg:width="0.813in" svg:height="0.4988in" svg:x="3.5417in" svg:y="5.2063in"><text:p/></draw:rect><draw:rect draw:style-name="gr8" draw:text-style-name="P3" svg:width="0.2504in" svg:height="0.374in" svg:x="3.6354in" svg:y="5.2689in"><text:p/></draw:rect><draw:rect draw:style-name="gr8" draw:text-style-name="P3" svg:width="0.2504in" svg:height="0.374in" svg:x="4.0102in" svg:y="5.2689in"><text:p/></draw:rect><draw:line draw:style-name="gr9" draw:text-style-name="P3" svg:x1="3.761in" svg:y1="5.3311in" svg:x2="4.1669in" svg:y2="5.5803in"><text:p/></draw:line><draw:line draw:style-name="gr9" draw:text-style-name="P3" svg:x1="3.761in" svg:y1="5.5807in" svg:x2="4.1669in" svg:y2="5.3315in"><text:p/></draw:line></draw:g><draw:g draw:name="Message Endpoint (95)" draw:style-name="gr2"><draw:rect draw:style-name="gr3" draw:text-style-name="P3" svg:width="0.813in" svg:height="0.4988in" svg:x="2.0902in" svg:y="5.2063in"><text:p/></draw:rect><draw:line draw:style-name="gr6" draw:text-style-name="P3" svg:x1="2.0902in" svg:y1="5.4559in" svg:x2="2.3402in" svg:y2="5.4559in"><text:p/></draw:line><draw:polygon draw:style-name="gr7" draw:text-style-name="P3" svg:width="0.0937in" svg:height="0.0933in" svg:x="2.3236in" svg:y="5.4091in" svg:viewBox="0 0 239 238" draw:points="239,119 0,238 0,0"><text:p/></draw:polygon><draw:rect draw:style-name="gr16" draw:text-style-name="P3" svg:width="0.2504in" svg:height="0.2496in" svg:x="2.4646in" svg:y="5.3307in"><text:p/></draw:rect></draw:g><draw:custom-shape draw:style-name="gr15" svg:width="0.3941in" svg:height="0.1039in" svg:x="2.9709in" svg:y="5.428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" svg:width="0.3941in" svg:height="0.1039in" svg:x="4.4535in" svg:y="5.428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" svg:width="0.3941in" svg:height="0.1039in" svg:x="5.9791in" svg:y="5.4193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draw:style-name="gr37" svg:width="2.9169in" svg:height="0.576in" svg:x="4.5563in" svg:y="4.1827in" draw:caption-point-x="-0.5783in" draw:caption-point-y="1.0236in"><text:p>Transform individual instrument items to a Document before being sent to the Return Address</text:p></draw:caption><draw:frame draw:style-name="gr38" svg:width="1.0996in" svg:height="0.1961in" svg:x="2.0902in" svg:y="5.0106in"><draw:text-box><text:p>direct:reply</text:p></draw:text-box></draw:frame><draw:frame draw:style-name="gr39" svg:width="1.7713in" svg:height="0.2657in" svg:x="6.5327in" svg:y="4.9409in"><draw:text-box><text:p>Return Address</text:p></draw:text-box></draw:frame><draw:g draw:style-name="gr2"><draw:g draw:name="Document Message (147)" draw:style-name="gr2"><draw:polyline draw:style-name="gr10" draw:text-style-name="P3" svg:width="0.1287in" svg:height="0.2579in" svg:x="5.3469in" svg:y="5.3728in" svg:viewBox="0 0 328 656" draw:points="0,0 0,656 328,656"><text:p/></draw:polyline><draw:rect draw:style-name="gr11" draw:text-style-name="P3" svg:width="0.1571in" svg:height="0.1567in" svg:x="5.3972in" svg:y="5.552in"><text:p/></draw:rect><draw:path draw:style-name="gr12" draw:text-style-name="P3" svg:width="0.1642in" svg:height="0.1642in" svg:x="5.265in" svg:y="5.2917in" svg:viewBox="0 0 418 418" svg:d="m0 204c2-113 95-204 208-204 114 0 206 91 210 204 2 117-93 214-210 214-116 0-210-97-208-214z"><text:p/></draw:path><draw:rect draw:style-name="gr13" draw:text-style-name="P3" svg:width="0.2189in" svg:height="0.1724in" svg:x="5.3665in" svg:y="5.5461in"><text:p/></draw:rect><draw:frame draw:style-name="gr40" draw:text-style-name="P3" svg:width="0.0823in" svg:height="0.1287in" svg:x="5.4358in" svg:y="5.5854in"><draw:text-box><text:p text:style-name="P4"><text:span text:style-name="T1">D</text:span></text:p></draw:text-box></draw:frame></draw:g><draw:g draw:name="Document Message (147)" draw:style-name="gr2"><draw:polyline draw:style-name="gr10" draw:text-style-name="P3" svg:width="0.1287in" svg:height="0.2579in" svg:x="5.7406in" svg:y="5.3728in" svg:viewBox="0 0 328 656" draw:points="0,0 0,656 328,656"><text:p/></draw:polyline><draw:rect draw:style-name="gr11" draw:text-style-name="P3" svg:width="0.1571in" svg:height="0.1567in" svg:x="5.7909in" svg:y="5.552in"><text:p/></draw:rect><draw:path draw:style-name="gr12" draw:text-style-name="P3" svg:width="0.1642in" svg:height="0.1642in" svg:x="5.6587in" svg:y="5.2917in" svg:viewBox="0 0 418 418" svg:d="m0 204c2-113 95-204 208-204 114 0 206 91 210 204 2 117-93 214-210 214-116 0-210-97-208-214z"><text:p/></draw:path><draw:rect draw:style-name="gr13" draw:text-style-name="P3" svg:width="0.2189in" svg:height="0.1724in" svg:x="5.7602in" svg:y="5.5461in"><text:p/></draw:rect><draw:frame draw:style-name="gr40" draw:text-style-name="P3" svg:width="0.0823in" svg:height="0.1287in" svg:x="5.8299in" svg:y="5.5854in"><draw:text-box><text:p text:style-name="P4"><text:span text:style-name="T1">D</text:span></text:p></draw:text-box></draw:frame></draw:g><draw:g draw:name="Document Message (147)" draw:style-name="gr2"><draw:polyline draw:style-name="gr10" draw:text-style-name="P3" svg:width="0.1287in" svg:height="0.2579in" svg:x="4.9531in" svg:y="5.3728in" svg:viewBox="0 0 328 656" draw:points="0,0 0,656 328,656"><text:p/></draw:polyline><draw:rect draw:style-name="gr11" draw:text-style-name="P3" svg:width="0.1571in" svg:height="0.1567in" svg:x="5.0035in" svg:y="5.552in"><text:p/></draw:rect><draw:path draw:style-name="gr12" draw:text-style-name="P3" svg:width="0.1642in" svg:height="0.1642in" svg:x="4.8709in" svg:y="5.2917in" svg:viewBox="0 0 418 418" svg:d="m0 204c2-113 95-204 208-204 114 0 206 91 210 204 2 117-93 214-210 214-116 0-210-97-208-214z"><text:p/></draw:path><draw:rect draw:style-name="gr13" draw:text-style-name="P3" svg:width="0.2189in" svg:height="0.1724in" svg:x="4.9728in" svg:y="5.5461in"><text:p/></draw:rect><draw:frame draw:style-name="gr40" draw:text-style-name="P3" svg:width="0.0823in" svg:height="0.1287in" svg:x="5.0421in" svg:y="5.5854in"><draw:text-box><text:p text:style-name="P4"><text:span text:style-name="T1">D</text:span></text:p></draw:text-box></draw:frame></draw:g></draw:g></draw:g><draw:custom-shape text:anchor-type="paragraph" draw:z-index="6" draw:style-name="gr22" svg:width="0.3941in" svg:height="0.1031in" svg:x="2.9709in" svg:y="3.4783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2" svg:width="0.3941in" svg:height="0.1031in" svg:x="4.4417in" svg:y="3.4783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22" svg:width="0.3941in" svg:height="0.1031in" svg:x="5.9047in" svg:y="3.4925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2" draw:style-name="gr18" draw:text-style-name="P3" svg:width="0.813in" svg:height="0.4988in" svg:x="2.0902in" svg:y="3.2535in"><text:p/></draw:rect><draw:line text:anchor-type="paragraph" draw:z-index="3" draw:style-name="gr19" draw:text-style-name="P3" svg:x1="2.0902in" svg:y1="3.5024in" svg:x2="2.3402in" svg:y2="3.5024in"><text:p/></draw:line><draw:polygon text:anchor-type="paragraph" draw:z-index="4" draw:style-name="gr20" draw:text-style-name="P3" svg:width="0.0937in" svg:height="0.0933in" svg:x="2.324in" svg:y="3.4559in" svg:viewBox="0 0 239 238" draw:points="239,119 0,238 0,0"><text:p/></draw:polygon><draw:rect text:anchor-type="paragraph" draw:z-index="5" draw:style-name="gr21" draw:text-style-name="P3" svg:width="0.2504in" svg:height="0.2496in" svg:x="2.4646in" svg:y="3.378in"><text:p/></draw:rect><draw:g text:anchor-type="paragraph" draw:z-index="1" draw:style-name="gr1"><draw:rect draw:style-name="gr3" draw:text-style-name="P3" svg:width="0.813in" svg:height="0.4988in" svg:x="5.0154in" svg:y="3.2535in"><text:p/></draw:rect><draw:rect draw:style-name="gr8" draw:text-style-name="P3" svg:width="0.0941in" svg:height="0.0933in" svg:x="5.1244in" svg:y="3.4563in"><text:p/></draw:rect><draw:line draw:style-name="gr9" draw:text-style-name="P3" svg:x1="5.2965in" svg:y1="3.5028in" svg:x2="5.4114in" svg:y2="3.5028in"><text:p/></draw:line><draw:polygon draw:style-name="gr17" draw:text-style-name="P3" svg:width="0.135in" svg:height="0.0898in" draw:transform="rotate (-3.14159265358979) translate (5.5465769903762in 3.54834165424266in)" svg:viewBox="0 0 344 229" draw:points="344,229 0,114 344,0"><text:p/></draw:polygon><draw:rect draw:style-name="gr8" draw:text-style-name="P3" svg:width="0.0941in" svg:height="0.0933in" svg:x="5.6406in" svg:y="3.4563in"><text:p/></draw:rect><draw:rect draw:style-name="gr8" draw:text-style-name="P3" svg:width="0.0941in" svg:height="0.0941in" svg:x="5.6406in" svg:y="3.3154in"><text:p/></draw:rect><draw:rect draw:style-name="gr8" draw:text-style-name="P3" svg:width="0.0941in" svg:height="0.0941in" svg:x="5.6406in" svg:y="3.5961in"><text:p/></draw:rect></draw:g><draw:g text:anchor-type="paragraph" draw:z-index="17" draw:style-name="gr1"><draw:rect draw:style-name="gr3" draw:text-style-name="P3" svg:width="0.813in" svg:height="0.4988in" svg:x="6.5224in" svg:y="3.2535in"><text:p/></draw:rect><draw:line draw:style-name="gr6" draw:text-style-name="P3" svg:x1="6.5217in" svg:y1="3.5028in" svg:x2="6.7717in" svg:y2="3.5028in"><text:p/></draw:line><draw:polygon draw:style-name="gr7" draw:text-style-name="P3" svg:width="0.0937in" svg:height="0.0933in" svg:x="6.7563in" svg:y="3.4559in" svg:viewBox="0 0 239 238" draw:points="239,119 0,238 0,0"><text:p/></draw:polygon><draw:rect draw:style-name="gr16" draw:text-style-name="P3" svg:width="0.2504in" svg:height="0.2496in" svg:x="6.8969in" svg:y="3.378in"><text:p/></draw:rect><draw:frame draw:style-name="gr29" svg:width="1.0996in" svg:height="0.1969in" svg:x="6.5224in" svg:y="3.0571in"><draw:text-box><text:p>direct:reply</text:p></draw:text-box></draw:frame></draw:g><draw:g text:anchor-type="paragraph" draw:z-index="8" draw:style-name="gr1"><draw:rect draw:style-name="gr3" draw:text-style-name="P3" svg:width="0.813in" svg:height="0.4988in" svg:x="3.5181in" svg:y="3.2535in"><text:p/></draw:rect><draw:rect draw:style-name="gr8" draw:text-style-name="P3" svg:width="0.2504in" svg:height="0.3748in" svg:x="3.6118in" svg:y="3.3154in"><text:p/></draw:rect><draw:rect draw:style-name="gr8" draw:text-style-name="P3" svg:width="0.2504in" svg:height="0.3748in" svg:x="3.987in" svg:y="3.3154in"><text:p/></draw:rect><draw:line draw:style-name="gr9" draw:text-style-name="P3" svg:x1="3.7374in" svg:y1="3.3776in" svg:x2="4.1433in" svg:y2="3.6268in"><text:p/></draw:line><draw:line draw:style-name="gr9" draw:text-style-name="P3" svg:x1="3.7374in" svg:y1="3.6272in" svg:x2="4.1433in" svg:y2="3.378in"><text:p/></draw:line></draw:g><draw:g text:anchor-type="paragraph" draw:z-index="20" draw:name="Return Address (159)" draw:style-name="gr31"><draw:rect draw:style-name="gr3" draw:text-style-name="P3" svg:width="0.4748in" svg:height="0.3276in" svg:x="1.4173in" svg:y="2.3402in"><text:p/></draw:rect><draw:rect draw:style-name="gr34" draw:text-style-name="P3" svg:width="0.4012in" svg:height="0.2453in" svg:x="1.4539in" svg:y="2.3811in"><text:p/></draw:rect><draw:line draw:style-name="gr9" draw:text-style-name="P3" svg:x1="1.472in" svg:y1="2.4004in" svg:x2="1.5634in" svg:y2="2.4004in"><text:p/></draw:line><draw:line draw:style-name="gr9" draw:text-style-name="P3" svg:x1="1.472in" svg:y1="2.422in" svg:x2="1.5634in" svg:y2="2.422in"><text:p/></draw:line><draw:line draw:style-name="gr9" draw:text-style-name="P3" svg:x1="1.472in" svg:y1="2.4417in" svg:x2="1.5634in" svg:y2="2.4417in"><text:p/></draw:line><draw:line draw:style-name="gr35" draw:text-style-name="P3" svg:x1="1.5815in" svg:y1="2.5035in" svg:x2="1.7276in" svg:y2="2.5035in"><text:p/></draw:line><draw:line draw:style-name="gr35" draw:text-style-name="P3" svg:x1="1.5815in" svg:y1="2.5236in" svg:x2="1.7276in" svg:y2="2.5236in"><text:p/></draw:line><draw:line draw:style-name="gr35" draw:text-style-name="P3" svg:x1="1.5815in" svg:y1="2.5445in" svg:x2="1.7276in" svg:y2="2.5445in"><text:p/></draw:line><draw:rect draw:style-name="gr36" draw:text-style-name="P3" svg:width="0.0362in" svg:height="0.0413in" svg:x="1.8008in" svg:y="2.4012in"><text:p/></draw:rect></draw:g></text:p>
      <text:p text:style-name="P2"><draw:g text:anchor-type="paragraph" draw:z-index="44" draw:style-name="gr1"><draw:g draw:name="Message Channel (60)" draw:style-name="gr2"><draw:rect draw:style-name="gr3" draw:text-style-name="P3" svg:width="0.813in" svg:height="0.5004in" svg:x="9.0476in" svg:y="3.4638in"><text:p/></draw:rect><draw:path draw:style-name="gr4" draw:text-style-name="P3" svg:width="0.6406in" svg:height="0.1248in" svg:x="9.1264in" svg:y="3.7142in" svg:viewBox="0 0 1628 318" svg:d="m56 0c-31 0-56 71-56 159 0 87 25 159 56 159h1572v-318z"><text:p/></draw:path><draw:ellipse draw:style-name="gr5" draw:text-style-name="P3" svg:width="0.0307in" svg:height="0.1252in" svg:x="9.7512in" svg:y="3.7138in"><text:p/></draw:ellipse><draw:line draw:style-name="gr6" draw:text-style-name="P3" svg:x1="9.1732in" svg:y1="3.6205in" svg:x2="9.7358in" svg:y2="3.6205in"><text:p/></draw:line><draw:polygon draw:style-name="gr7" draw:text-style-name="P3" svg:width="0.0469in" svg:height="0.0469in" svg:x="9.6882in" svg:y="3.5969in" svg:viewBox="0 0 120 120" draw:points="120,60 0,120 0,0"><text:p/></draw:polygon></draw:g><draw:frame draw:style-name="gr49" svg:width="1.1894in" svg:height="0.1925in" svg:x="9.022in" svg:y="3.2256in"><draw:text-box><text:p>Return Address</text:p></draw:text-box></draw:frame></draw:g><draw:custom-shape text:anchor-type="paragraph" draw:z-index="50" draw:style-name="gr22" svg:width="0.8189in" svg:height="0.1039in" draw:transform="rotate (-0.424115008234623) translate (5.88194444444444in 2.60416666666667in)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style-name="gr22" svg:width="0.8189in" svg:height="0.1043in" draw:transform="rotate (0.395666141427115) translate (5.83680555555556in 2.37013888888889in)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5" draw:style-name="gr22" svg:width="0.3941in" svg:height="0.1039in" svg:x="8.7866in" svg:y="2.4898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text:anchor-type="paragraph" draw:z-index="41" draw:style-name="gr1"><draw:g draw:name="Message Endpoint (95)" draw:style-name="gr2"><draw:rect draw:style-name="gr3" draw:text-style-name="P3" svg:width="0.813in" svg:height="0.5004in" svg:x="6.6606in" svg:y="3.4642in"><text:p/></draw:rect><draw:line draw:style-name="gr6" draw:text-style-name="P3" svg:x1="6.6598in" svg:y1="3.7146in" svg:x2="6.9098in" svg:y2="3.7146in"><text:p/></draw:line><draw:polygon draw:style-name="gr7" draw:text-style-name="P3" svg:width="0.0937in" svg:height="0.0937in" svg:x="6.8945in" svg:y="3.6677in" svg:viewBox="0 0 239 239" draw:points="239,119 0,239 0,0"><text:p/></draw:polygon><draw:rect draw:style-name="gr16" draw:text-style-name="P3" svg:width="0.2504in" svg:height="0.2504in" svg:x="7.035in" svg:y="3.589in"><text:p/></draw:rect></draw:g><draw:frame draw:style-name="gr48" svg:width="2.3185in" svg:height="0.2177in" svg:x="6.6516in" svg:y="3.2252in"><draw:text-box><text:p>direct:loadInstrumentPrice</text:p></draw:text-box></draw:frame></draw:g><draw:frame text:anchor-type="paragraph" draw:z-index="26" draw:style-name="gr41" svg:width="0.2031in" svg:height="0.1925in" svg:x="-0.0445in" svg:y="2.0327in"><draw:text-box><text:p>...</text:p></draw:text-box></draw:frame><draw:g text:anchor-type="paragraph" draw:z-index="25" draw:name="Document Message (147)" draw:style-name="gr1"><draw:polyline draw:style-name="gr10" draw:text-style-name="P3" svg:width="0.1287in" svg:height="0.2579in" svg:x="-0.3283in" svg:y="1.974in" svg:viewBox="0 0 328 656" draw:points="0,0 0,656 328,656"><text:p/></draw:polyline><draw:rect draw:style-name="gr11" draw:text-style-name="P3" svg:width="0.1571in" svg:height="0.1567in" svg:x="-0.2776in" svg:y="2.1539in"><text:p/></draw:rect><draw:path draw:style-name="gr12" draw:text-style-name="P3" svg:width="0.1642in" svg:height="0.1642in" svg:x="-0.4102in" svg:y="1.8937in" svg:viewBox="0 0 418 418" svg:d="m0 204c2-113 95-204 208-204 114 0 206 91 210 204 2 117-93 214-210 214-116 0-210-97-208-214z"><text:p/></draw:path><draw:rect draw:style-name="gr13" draw:text-style-name="P3" svg:width="0.2189in" svg:height="0.1724in" svg:x="-0.3083in" svg:y="2.148in"><text:p/></draw:rect><draw:frame draw:style-name="gr40" draw:text-style-name="P3" svg:width="0.0823in" svg:height="0.1287in" svg:x="-0.2386in" svg:y="2.1874in"><draw:text-box><text:p text:style-name="P4"><text:span text:style-name="T1">D</text:span></text:p></draw:text-box></draw:frame></draw:g><draw:g text:anchor-type="paragraph" draw:z-index="24" draw:name="Command Message (145)" draw:style-name="gr1"><draw:polyline draw:style-name="gr10" draw:text-style-name="P3" svg:width="0.1287in" svg:height="0.2579in" svg:x="0.2402in" svg:y="1.9744in" svg:viewBox="0 0 328 656" draw:points="0,0 0,656 328,656"><text:p/></draw:polyline><draw:rect draw:style-name="gr11" draw:text-style-name="P3" svg:width="0.1567in" svg:height="0.1571in" svg:x="0.2909in" svg:y="2.1535in"><text:p/></draw:rect><draw:path draw:style-name="gr12" draw:text-style-name="P3" svg:width="0.1642in" svg:height="0.1642in" svg:x="0.1583in" svg:y="1.8941in" svg:viewBox="0 0 418 418" svg:d="m0 204c2-113 95-204 208-204 114 0 206 91 210 204 2 117-93 214-210 214-116 0-210-97-208-214z"><text:p/></draw:path><draw:rect draw:style-name="gr13" draw:text-style-name="P3" svg:width="0.2189in" svg:height="0.1724in" svg:x="0.2598in" svg:y="2.148in"><text:p/></draw:rect><draw:frame draw:style-name="gr40" draw:text-style-name="P3" svg:width="0.0823in" svg:height="0.1287in" svg:x="0.3283in" svg:y="2.1866in"><draw:text-box><text:p text:style-name="P4"><text:span text:style-name="T1">C</text:span></text:p></draw:text-box></draw:frame></draw:g><draw:custom-shape text:anchor-type="paragraph" draw:z-index="43" draw:style-name="gr22" svg:width="0.3941in" svg:height="0.1039in" svg:x="7.4835in" svg:y="2.4661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style-name="gr22" svg:width="0.3941in" svg:height="0.1039in" svg:x="4.4583in" svg:y="2.0437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style-name="gr22" svg:width="0.3941in" svg:height="0.1039in" svg:x="3.1819in" svg:y="2.0354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style-name="gr22" svg:width="0.3941in" svg:height="0.1039in" svg:x="1.8756in" svg:y="2.0354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2" draw:style-name="gr27" draw:text-style-name="P5" svg:width="1.9894in" svg:height="0.2567in" svg:x="3.3429in" svg:y="0.2256in"><draw:text-box><text:p><text:span text:style-name="T2">Market data processor</text:span></text:p></draw:text-box></draw:frame><draw:custom-shape text:anchor-type="paragraph" draw:z-index="56" draw:style-name="gr22" svg:width="0.3941in" svg:height="0.1039in" svg:x="0.5181in" svg:y="2.0354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text:anchor-type="paragraph" draw:z-index="74" draw:style-name="gr55"><draw:g draw:style-name="gr2"><draw:g draw:name="Message Endpoint (95)" draw:style-name="gr2"><draw:rect draw:style-name="gr3" draw:text-style-name="P3" svg:width="0.813in" svg:height="0.5004in" svg:x="0.9846in" svg:y="4.5965in"><text:p/></draw:rect><draw:line draw:style-name="gr6" draw:text-style-name="P3" svg:x1="0.9843in" svg:y1="4.8469in" svg:x2="1.2343in" svg:y2="4.8469in"><text:p/></draw:line><draw:polygon draw:style-name="gr7" draw:text-style-name="P3" svg:width="0.0937in" svg:height="0.0937in" svg:x="1.2181in" svg:y="4.8in" svg:viewBox="0 0 239 239" draw:points="239,119 0,239 0,0"><text:p/></draw:polygon><draw:rect draw:style-name="gr16" draw:text-style-name="P3" svg:width="0.2504in" svg:height="0.2504in" svg:x="1.3591in" svg:y="4.7213in"><text:p/></draw:rect></draw:g><draw:frame draw:style-name="gr48" svg:width="2.3185in" svg:height="0.2177in" svg:x="0.9756in" svg:y="4.3575in"><draw:text-box><text:p>direct:loadInstrumentPrice</text:p></draw:text-box></draw:frame></draw:g><draw:path draw:name="Message Filter (237)" draw:style-name="gr56" draw:text-style-name="P7" svg:width="0.8122in" svg:height="0.4996in" svg:x="2.3988in" svg:y="4.6177in" svg:viewBox="0 0 2064 1270" svg:d="m0 1270c0-423 0-847 0-1270 688 0 1376 0 2064 0 0 423 0 847 0 1270-688 0-1376 0-2064 0zm893-625c0 129 0 259 0 388 93 0 185 0 278 0 0-129 0-259 0-388 76-131 152-263 228-394-245 0-489 0-734 0 76 131 152 263 228 394z"><text:p/></draw:path><draw:custom-shape draw:style-name="gr15" svg:width="0.3941in" svg:height="0.1039in" svg:x="1.8984in" svg:y="4.815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" svg:width="0.3941in" svg:height="0.1039in" svg:x="3.3256in" svg:y="4.815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name="Message Translator (85)" draw:style-name="gr2"><draw:rect draw:style-name="gr3" draw:text-style-name="P3" svg:width="0.813in" svg:height="0.5004in" svg:x="3.8567in" svg:y="4.6177in"><text:p/></draw:rect><draw:rect draw:style-name="gr8" draw:text-style-name="P3" svg:width="0.2504in" svg:height="0.3752in" svg:x="3.9508in" svg:y="4.6803in"><text:p/></draw:rect><draw:rect draw:style-name="gr8" draw:text-style-name="P3" svg:width="0.2504in" svg:height="0.3752in" svg:x="4.3256in" svg:y="4.6803in"><text:p/></draw:rect><draw:line draw:style-name="gr9" draw:text-style-name="P3" svg:x1="4.0744in" svg:y1="4.7433in" svg:x2="4.4803in" svg:y2="4.9933in"><text:p/></draw:line><draw:line draw:style-name="gr9" draw:text-style-name="P3" svg:x1="4.0744in" svg:y1="4.9937in" svg:x2="4.4803in" svg:y2="4.7437in"><text:p/></draw:line></draw:g><draw:custom-shape draw:style-name="gr15" svg:width="0.3941in" svg:height="0.1039in" svg:x="4.7791in" svg:y="4.815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name="Command Message (145)" draw:style-name="gr2"><draw:polyline draw:style-name="gr10" draw:text-style-name="P3" svg:width="0.1287in" svg:height="0.2579in" svg:x="6.7185in" svg:y="4.7591in" svg:viewBox="0 0 328 656" draw:points="0,0 0,656 328,656"><text:p/></draw:polyline><draw:rect draw:style-name="gr11" draw:text-style-name="P3" svg:width="0.1567in" svg:height="0.1571in" svg:x="6.7693in" svg:y="4.9382in"><text:p/></draw:rect><draw:path draw:style-name="gr12" draw:text-style-name="P3" svg:width="0.1642in" svg:height="0.1642in" svg:x="6.6362in" svg:y="4.6787in" svg:viewBox="0 0 418 418" svg:d="m0 204c2-113 95-204 208-204 114 0 206 91 210 204 2 117-93 214-210 214-116 0-210-97-208-214z"><text:p/></draw:path><draw:rect draw:style-name="gr13" draw:text-style-name="P3" svg:width="0.2189in" svg:height="0.1724in" svg:x="6.7382in" svg:y="4.9327in"><text:p/></draw:rect><draw:frame draw:style-name="gr40" draw:text-style-name="P3" svg:width="0.0823in" svg:height="0.1287in" svg:x="6.8067in" svg:y="4.9713in"><draw:text-box><text:p text:style-name="P4"><text:span text:style-name="T1">C</text:span></text:p></draw:text-box></draw:frame></draw:g><draw:g draw:name="Message Channel (60)" draw:style-name="gr2"><draw:rect draw:style-name="gr3" draw:text-style-name="P3" svg:width="0.813in" svg:height="0.5004in" svg:x="7.4248in" svg:y="4.6457in"><text:p/></draw:rect><draw:path draw:style-name="gr4" draw:text-style-name="P3" svg:width="0.6406in" svg:height="0.1248in" svg:x="7.5028in" svg:y="4.8961in" svg:viewBox="0 0 1628 318" svg:d="m56 0c-31 0-56 71-56 159 0 87 25 159 56 159h1572v-318z"><text:p/></draw:path><draw:ellipse draw:style-name="gr5" draw:text-style-name="P3" svg:width="0.0307in" svg:height="0.1252in" svg:x="8.1283in" svg:y="4.8957in"><text:p/></draw:ellipse><draw:line draw:style-name="gr6" draw:text-style-name="P3" svg:x1="7.55in" svg:y1="4.8024in" svg:x2="8.1126in" svg:y2="4.8024in"><text:p/></draw:line><draw:polygon draw:style-name="gr7" draw:text-style-name="P3" svg:width="0.0469in" svg:height="0.0469in" svg:x="8.065in" svg:y="4.7787in" svg:viewBox="0 0 120 120" draw:points="120,60 0,120 0,0"><text:p/></draw:polygon></draw:g><draw:custom-shape draw:style-name="gr15" svg:width="0.3941in" svg:height="0.1039in" svg:x="6.9567in" svg:y="4.815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draw:style-name="gr57" svg:width="3.2197in" svg:height="0.4169in" svg:x="1.9303in" svg:y="5.5512in" draw:caption-point-x="3.7327in" draw:caption-point-y="-0.4362in"><text:p>Based on provider we choose the proper queue to retrieve instruments</text:p></draw:caption><draw:g draw:name="Message Router (78)" draw:style-name="gr2"><draw:rect draw:style-name="gr58" draw:text-style-name="P3" svg:width="0.813in" svg:height="0.5004in" svg:x="5.2465in" svg:y="4.615in"><text:p/></draw:rect><draw:line draw:style-name="gr59" draw:text-style-name="P3" svg:x1="5.3091in" svg:y1="4.8646in" svg:x2="5.4315in" svg:y2="4.8646in"><text:p/></draw:line><draw:path draw:style-name="gr60" draw:text-style-name="P3" svg:width="0.0673in" svg:height="0.0673in" draw:transform="rotate (-3.14159265358979) translate (5.49869313210849in 4.89884076990376in)" svg:viewBox="0 0 172 172" svg:d="m86 172c-48 0-86-39-86-86 0-48 38-86 86-86 47 0 86 38 86 86 0 47-39 86-86 86z"><text:p/></draw:path><draw:polyline draw:style-name="gr61" draw:text-style-name="P3" svg:width="0.1272in" svg:height="0in" svg:x="5.8685in" svg:y="4.7087in" svg:viewBox="0 0 324 0" draw:points="0,0 13,0 324,0"><text:p/></draw:polyline><draw:path draw:style-name="gr62" draw:text-style-name="P3" svg:width="0.0673in" svg:height="0.0673in" svg:x="5.8063in" svg:y="4.6744in" svg:viewBox="0 0 172 172" svg:d="m86 172c-48 0-86-39-86-86 0-48 38-86 86-86 47 0 86 38 86 86 0 47-39 86-86 86z"><text:p/></draw:path><draw:polyline draw:style-name="gr63" draw:text-style-name="P3" svg:width="0.1272in" svg:height="0in" svg:x="5.8685in" svg:y="4.8646in" svg:viewBox="0 0 324 0" draw:points="0,0 13,0 324,0"><text:p/></draw:polyline><draw:path draw:style-name="gr64" draw:text-style-name="P3" svg:width="0.0673in" svg:height="0.0673in" svg:x="5.8063in" svg:y="4.8311in" svg:viewBox="0 0 172 172" svg:d="m86 172c-48 0-86-39-86-86 0-48 38-86 86-86 47 0 86 38 86 86 0 47-39 86-86 86z"><text:p/></draw:path><draw:polyline draw:style-name="gr65" draw:text-style-name="P3" svg:width="0.1272in" svg:height="0in" svg:x="5.8685in" svg:y="5.0209in" svg:viewBox="0 0 324 0" draw:points="0,0 13,0 324,0"><text:p/></draw:polyline><draw:path draw:style-name="gr66" draw:text-style-name="P3" svg:width="0.0673in" svg:height="0.0673in" svg:x="5.8063in" svg:y="4.9874in" svg:viewBox="0 0 172 172" svg:d="m86 172c-48 0-86-39-86-86 0-48 38-86 86-86 47 0 86 38 86 86 0 47-39 86-86 86z"><text:p/></draw:path><draw:line draw:style-name="gr67" draw:text-style-name="P3" svg:x1="5.465in" svg:y1="4.865in" svg:x2="5.8402in" svg:y2="4.7087in"><text:p/></draw:line></draw:g><draw:custom-shape draw:style-name="gr15" svg:width="0.3941in" svg:height="0.1039in" svg:x="6.163in" svg:y="4.815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name="Message Channel (60)" draw:style-name="gr2"><draw:rect draw:style-name="gr3" draw:text-style-name="P3" svg:width="0.813in" svg:height="0.5004in" svg:x="7.4248in" svg:y="5.624in"><text:p/></draw:rect><draw:path draw:style-name="gr4" draw:text-style-name="P3" svg:width="0.6406in" svg:height="0.1248in" svg:x="7.5028in" svg:y="5.874in" svg:viewBox="0 0 1628 318" svg:d="m56 0c-31 0-56 71-56 159 0 87 25 159 56 159h1572v-318z"><text:p/></draw:path><draw:ellipse draw:style-name="gr5" draw:text-style-name="P3" svg:width="0.0307in" svg:height="0.1252in" svg:x="8.1283in" svg:y="5.874in"><text:p/></draw:ellipse><draw:line draw:style-name="gr6" draw:text-style-name="P3" svg:x1="7.55in" svg:y1="5.7803in" svg:x2="8.1126in" svg:y2="5.7803in"><text:p/></draw:line><draw:polygon draw:style-name="gr7" draw:text-style-name="P3" svg:width="0.0469in" svg:height="0.0469in" svg:x="8.065in" svg:y="5.7567in" svg:viewBox="0 0 120 120" draw:points="120,60 0,120 0,0"><text:p/></draw:polygon></draw:g><draw:frame draw:style-name="gr68" svg:width="1.415in" svg:height="0.1925in" svg:x="7.4248in" svg:y="4.4531in"><draw:text-box><text:p>Provider A IN Queue</text:p></draw:text-box></draw:frame><draw:frame draw:style-name="gr69" svg:width="1.6843in" svg:height="0.278in" svg:x="7.4165in" svg:y="5.4047in"><draw:text-box><text:p>Provider N IN Queue</text:p></draw:text-box></draw:frame><draw:custom-shape draw:style-name="gr15" svg:width="0.3941in" svg:height="0.1039in" svg:x="6.9618in" svg:y="5.8193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name="Command Message (145)" draw:style-name="gr2"><draw:polyline draw:style-name="gr10" draw:text-style-name="P3" svg:width="0.1287in" svg:height="0.2579in" svg:x="6.8004in" svg:y="5.765in" svg:viewBox="0 0 328 656" draw:points="0,0 0,656 328,656"><text:p/></draw:polyline><draw:rect draw:style-name="gr11" draw:text-style-name="P3" svg:width="0.1567in" svg:height="0.1571in" svg:x="6.8512in" svg:y="5.9441in"><text:p/></draw:rect><draw:path draw:style-name="gr12" draw:text-style-name="P3" svg:width="0.1642in" svg:height="0.1642in" svg:x="6.7185in" svg:y="5.685in" svg:viewBox="0 0 418 418" svg:d="m0 204c2-113 95-204 208-204 114 0 206 91 210 204 2 117-93 214-210 214-116 0-210-97-208-214z"><text:p/></draw:path><draw:rect draw:style-name="gr13" draw:text-style-name="P3" svg:width="0.2189in" svg:height="0.1724in" svg:x="6.8201in" svg:y="5.9386in"><text:p/></draw:rect><draw:frame draw:style-name="gr40" draw:text-style-name="P3" svg:width="0.0823in" svg:height="0.1287in" svg:x="6.889in" svg:y="5.9776in"><draw:text-box><text:p text:style-name="P4"><text:span text:style-name="T1">C</text:span></text:p></draw:text-box></draw:frame></draw:g><draw:custom-shape draw:style-name="gr15" svg:width="0.5815in" svg:height="0.1031in" draw:transform="rotate (0.771610062306693) translate (6.14305555555556in 5.59861111111111in)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70" svg:width="0.2004in" svg:height="0.2087in" svg:x="7.7374in" svg:y="5.1965in"><draw:text-box><text:p>...</text:p></draw:text-box></draw:frame></draw:g><draw:caption text:anchor-type="paragraph" draw:z-index="51" draw:style-name="gr51" svg:width="2.3531in" svg:height="0.576in" svg:x="1.2528in" svg:y="2.6091in" draw:caption-point-x="2.6736in" draw:caption-point-y="-0.2937in"><text:p>Content-based routing is handled by Camel's method choosing capability based on message type.</text:p></draw:caption><draw:caption text:anchor-type="paragraph" draw:z-index="48" draw:style-name="gr50" svg:width="2.0913in" svg:height="0.3913in" svg:x="7.45in" svg:y="1.6193in" draw:caption-point-x="-0.4244in" draw:caption-point-y="0.6535in"><text:p>If instrument doesn't exist then trigger the provider to load it</text:p></draw:caption><draw:custom-shape text:anchor-type="paragraph" draw:z-index="47" draw:style-name="gr47" svg:width="0.1134in" svg:height="0.4031in" svg:x="9.3492in" svg:y="2.789in"><text:p/>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text:anchor-type="paragraph" draw:z-index="46" draw:name="Document Message (147)" draw:style-name="gr31"><draw:polyline draw:style-name="gr10" draw:text-style-name="P3" svg:width="0.1287in" svg:height="0.2579in" svg:x="9.2929in" svg:y="2.4028in" svg:viewBox="0 0 328 656" draw:points="0,0 0,656 328,656"><text:p/></draw:polyline><draw:rect draw:style-name="gr11" draw:text-style-name="P3" svg:width="0.1571in" svg:height="0.1567in" svg:x="9.3429in" svg:y="2.5819in"><text:p/></draw:rect><draw:path draw:style-name="gr12" draw:text-style-name="P3" svg:width="0.1642in" svg:height="0.1642in" svg:x="9.211in" svg:y="2.3217in" svg:viewBox="0 0 418 418" svg:d="m0 204c2-113 95-204 208-204 114 0 206 91 210 204 2 117-93 214-210 214-116 0-210-97-208-214z"><text:p/></draw:path><draw:rect draw:style-name="gr13" draw:text-style-name="P3" svg:width="0.2189in" svg:height="0.1724in" svg:x="9.3126in" svg:y="2.576in"><text:p/></draw:rect><draw:frame draw:style-name="gr40" draw:text-style-name="P3" svg:width="0.0823in" svg:height="0.1287in" svg:x="9.3819in" svg:y="2.6154in"><draw:text-box><text:p text:style-name="P4"><text:span text:style-name="T1">D</text:span></text:p></draw:text-box></draw:frame></draw:g><draw:g text:anchor-type="paragraph" draw:z-index="42" draw:name="Message Translator (85)" draw:style-name="gr31"><draw:rect draw:style-name="gr3" draw:text-style-name="P3" svg:width="0.813in" svg:height="0.5004in" svg:x="7.9382in" svg:y="2.2882in"><text:p/></draw:rect><draw:rect draw:style-name="gr8" draw:text-style-name="P3" svg:width="0.2504in" svg:height="0.3752in" svg:x="8.0319in" svg:y="2.3508in"><text:p/></draw:rect><draw:rect draw:style-name="gr8" draw:text-style-name="P3" svg:width="0.2504in" svg:height="0.3752in" svg:x="8.4071in" svg:y="2.3508in"><text:p/></draw:rect><draw:line draw:style-name="gr9" draw:text-style-name="P3" svg:x1="8.1571in" svg:y1="2.4134in" svg:x2="8.563in" svg:y2="2.6634in"><text:p/></draw:line><draw:line draw:style-name="gr9" draw:text-style-name="P3" svg:x1="8.1571in" svg:y1="2.6638in" svg:x2="8.563in" svg:y2="2.4138in"><text:p/></draw:line></draw:g><draw:custom-shape text:anchor-type="paragraph" draw:z-index="40" draw:style-name="gr47" svg:width="0.1134in" svg:height="0.3996in" svg:x="6.9717in" svg:y="2.834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text:anchor-type="paragraph" draw:z-index="39" draw:name="Return Address (159)" draw:style-name="gr31"><draw:rect draw:style-name="gr3" draw:text-style-name="P3" svg:width="0.415in" svg:height="0.2504in" svg:x="0.2909in" svg:y="2.3201in"><text:p/></draw:rect><draw:rect draw:style-name="gr34" draw:text-style-name="P3" svg:width="0.3512in" svg:height="0.1878in" svg:x="0.3228in" svg:y="2.3512in"><text:p/></draw:rect><draw:line draw:style-name="gr9" draw:text-style-name="P3" svg:x1="0.3386in" svg:y1="2.3669in" svg:x2="0.4185in" svg:y2="2.3669in"><text:p/></draw:line><draw:line draw:style-name="gr9" draw:text-style-name="P3" svg:x1="0.3386in" svg:y1="2.3827in" svg:x2="0.4185in" svg:y2="2.3827in"><text:p/></draw:line><draw:line draw:style-name="gr9" draw:text-style-name="P3" svg:x1="0.3386in" svg:y1="2.398in" svg:x2="0.4185in" svg:y2="2.398in"><text:p/></draw:line><draw:line draw:style-name="gr35" draw:text-style-name="P3" svg:x1="0.4343in" svg:y1="2.4453in" svg:x2="0.5618in" svg:y2="2.4453in"><text:p/></draw:line><draw:line draw:style-name="gr35" draw:text-style-name="P3" svg:x1="0.4343in" svg:y1="2.4602in" svg:x2="0.5618in" svg:y2="2.4602in"><text:p/></draw:line><draw:line draw:style-name="gr35" draw:text-style-name="P3" svg:x1="0.4343in" svg:y1="2.4764in" svg:x2="0.5618in" svg:y2="2.4764in"><text:p/></draw:line><draw:rect draw:style-name="gr36" draw:text-style-name="P3" svg:width="0.0323in" svg:height="0.0315in" svg:x="0.6256in" svg:y="2.3673in"><text:p/></draw:rect></draw:g><draw:frame text:anchor-type="paragraph" draw:z-index="38" draw:style-name="gr46" svg:width="2.1539in" svg:height="0.2433in" svg:x="4.3772in" svg:y="2.4661in"><draw:text-box><text:p>findByProviderAndShortName</text:p></draw:text-box></draw:frame><draw:frame text:anchor-type="paragraph" draw:z-index="37" draw:style-name="gr45" svg:width="1.4232in" svg:height="0.1925in" svg:x="4.7075in" svg:y="0.7984in"><draw:text-box><text:p>saveInstrumentPrice</text:p></draw:text-box></draw:frame><draw:rect text:anchor-type="paragraph" draw:z-index="36" draw:style-name="gr44" draw:text-style-name="P3" svg:width="0.8134in" svg:height="0.5004in" svg:x="4.8984in" svg:y="2.6917in"><text:p/></draw:rect><draw:rect text:anchor-type="paragraph" draw:z-index="35" draw:style-name="gr44" draw:text-style-name="P3" svg:width="0.8134in" svg:height="0.5004in" svg:x="4.8902in" svg:y="1.8189in"><text:p/></draw:rect><draw:rect text:anchor-type="paragraph" draw:z-index="34" draw:style-name="gr44" draw:text-style-name="P3" svg:width="0.8134in" svg:height="0.5004in" svg:x="4.9083in" svg:y="0.9909in"><text:p/></draw:rect><draw:custom-shape text:anchor-type="paragraph" draw:z-index="32" draw:style-name="gr43" draw:text-style-name="P6" svg:width="0.5469in" svg:height="0.3657in" svg:x="4.1689in" svg:y="1.1819in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31" draw:style-name="gr43" draw:text-style-name="P6" svg:width="0.5469in" svg:height="0.3476in" svg:x="4.1862in" svg:y="2.6484in"><text:p/><draw:enhanced-geometry svg:viewBox="0 0 841 854" draw:mirror-horizontal="false" draw:mirror-vertical="false" draw:type="non-primitive" draw:enhanced-path="M 517 247 L 517 415 264 415 264 0 0 0 0 680 517 680 517 854 841 547 517 247 Z N"/></draw:custom-shape><draw:g text:anchor-type="paragraph" draw:z-index="29" draw:name="Message Translator (85)" draw:style-name="gr31"><draw:rect draw:style-name="gr3" draw:text-style-name="P3" svg:width="0.813in" svg:height="0.5004in" svg:x="2.3173in" svg:y="1.8217in"><text:p/></draw:rect><draw:rect draw:style-name="gr8" draw:text-style-name="P3" svg:width="0.2504in" svg:height="0.3752in" svg:x="2.411in" svg:y="1.8843in"><text:p/></draw:rect><draw:rect draw:style-name="gr8" draw:text-style-name="P3" svg:width="0.2504in" svg:height="0.3752in" svg:x="2.7862in" svg:y="1.8843in"><text:p/></draw:rect><draw:line draw:style-name="gr9" draw:text-style-name="P3" svg:x1="2.5362in" svg:y1="1.9472in" svg:x2="2.9421in" svg:y2="2.1972in"><text:p/></draw:line><draw:line draw:style-name="gr9" draw:text-style-name="P3" svg:x1="2.5362in" svg:y1="2.1972in" svg:x2="2.9421in" svg:y2="1.9472in"><text:p/></draw:line></draw:g><draw:frame text:anchor-type="paragraph" draw:z-index="27" draw:style-name="gr42" svg:width="1.815in" svg:height="0.1925in" svg:x="1.0528in" svg:y="1.5673in"><draw:text-box><text:p>jms:queue:processor.in</text:p></draw:text-box></draw:frame><draw:g text:anchor-type="paragraph" draw:z-index="23" draw:name="Message Channel (60)" draw:style-name="gr31"><draw:rect draw:style-name="gr3" draw:text-style-name="P3" svg:width="0.813in" svg:height="0.5004in" svg:x="1.0138in" svg:y="1.8118in"><text:p/></draw:rect><draw:path draw:style-name="gr4" draw:text-style-name="P3" svg:width="0.6406in" svg:height="0.1248in" svg:x="1.0917in" svg:y="2.0622in" svg:viewBox="0 0 1628 318" svg:d="m56 0c-31 0-56 71-56 159 0 87 25 159 56 159h1572v-318z"><text:p/></draw:path><draw:ellipse draw:style-name="gr5" draw:text-style-name="P3" svg:width="0.0307in" svg:height="0.1252in" svg:x="1.7173in" svg:y="2.0618in"><text:p/></draw:ellipse><draw:line draw:style-name="gr6" draw:text-style-name="P3" svg:x1="1.1386in" svg:y1="1.9685in" svg:x2="1.7012in" svg:y2="1.9685in"><text:p/></draw:line><draw:polygon draw:style-name="gr7" draw:text-style-name="P3" svg:width="0.0469in" svg:height="0.0469in" svg:x="1.6535in" svg:y="1.9449in" svg:viewBox="0 0 120 120" draw:points="120,60 0,120 0,0"><text:p/></draw:polygon></draw:g><draw:g text:anchor-type="paragraph" draw:z-index="22" draw:name="Message Router (78)" draw:style-name="gr31"><draw:rect draw:style-name="gr3" draw:text-style-name="P3" svg:width="0.813in" svg:height="0.5004in" svg:x="3.5957in" svg:y="1.8154in"><text:p/></draw:rect><draw:line draw:style-name="gr9" draw:text-style-name="P3" svg:x1="3.6583in" svg:y1="2.065in" svg:x2="3.7807in" svg:y2="2.065in"><text:p/></draw:line><draw:path draw:style-name="gr17" draw:text-style-name="P3" svg:width="0.0673in" svg:height="0.0673in" draw:transform="rotate (-3.14159265358979) translate (3.84721128608924in 2.09962817147857in)" svg:viewBox="0 0 172 172" svg:d="m86 172c-48 0-86-39-86-86 0-48 38-86 86-86 47 0 86 38 86 86 0 47-39 86-86 86z"><text:p/></draw:path><draw:polyline draw:style-name="gr9" draw:text-style-name="P3" svg:width="0.1272in" svg:height="0in" svg:x="4.2173in" svg:y="1.9087in" svg:viewBox="0 0 324 0" draw:points="0,0 13,0 324,0"><text:p/></draw:polyline><draw:path draw:style-name="gr17" draw:text-style-name="P3" svg:width="0.0673in" svg:height="0.0673in" svg:x="4.1555in" svg:y="1.8748in" svg:viewBox="0 0 172 172" svg:d="m86 172c-48 0-86-39-86-86 0-48 38-86 86-86 47 0 86 38 86 86 0 47-39 86-86 86z"><text:p/></draw:path><draw:polyline draw:style-name="gr9" draw:text-style-name="P3" svg:width="0.1272in" svg:height="0in" svg:x="4.2173in" svg:y="2.065in" svg:viewBox="0 0 324 0" draw:points="0,0 13,0 324,0"><text:p/></draw:polyline><draw:path draw:style-name="gr17" draw:text-style-name="P3" svg:width="0.0673in" svg:height="0.0673in" svg:x="4.1555in" svg:y="2.0319in" svg:viewBox="0 0 172 172" svg:d="m86 172c-48 0-86-39-86-86 0-48 38-86 86-86 47 0 86 38 86 86 0 47-39 86-86 86z"><text:p/></draw:path><draw:polyline draw:style-name="gr9" draw:text-style-name="P3" svg:width="0.1272in" svg:height="0in" svg:x="4.2173in" svg:y="2.2213in" svg:viewBox="0 0 324 0" draw:points="0,0 13,0 324,0"><text:p/></draw:polyline><draw:path draw:style-name="gr17" draw:text-style-name="P3" svg:width="0.0673in" svg:height="0.0673in" svg:x="4.1555in" svg:y="2.1874in" svg:viewBox="0 0 172 172" svg:d="m86 172c-48 0-86-39-86-86 0-48 38-86 86-86 47 0 86 38 86 86 0 47-39 86-86 86z"><text:p/></draw:path><draw:line draw:style-name="gr9" draw:text-style-name="P3" svg:x1="3.8142in" svg:y1="2.065in" svg:x2="4.1894in" svg:y2="1.9087in"><text:p/></draw:line></draw:g><draw:g text:anchor-type="paragraph" draw:z-index="19" draw:name="Wire Tap (547)" draw:style-name="gr31"><draw:rect draw:style-name="gr3" draw:text-style-name="P3" svg:width="0.813in" svg:height="0.5004in" svg:x="6.6319in" svg:y="2.2728in"><text:p/></draw:rect><draw:line draw:style-name="gr9" draw:text-style-name="P3" svg:x1="6.6949in" svg:y1="2.5228in" svg:x2="7.3823in" svg:y2="2.5228in"><text:p/></draw:line><draw:circle draw:style-name="gr32" draw:text-style-name="P3" svg:width="0.0315in" svg:height="0.0315in" svg:x="7.022in" svg:y="2.5067in"><text:p/></draw:circle><draw:line draw:style-name="gr9" draw:text-style-name="P3" svg:x1="7.0386in" svg:y1="2.5228in" svg:x2="7.0386in" svg:y2="2.6476in"><text:p/></draw:line><draw:polygon draw:style-name="gr33" draw:text-style-name="P3" svg:width="0.0469in" svg:height="0.0469in" draw:transform="rotate (-1.5707963267949) translate (7.06137414698163in 2.64814313210848in)" svg:viewBox="0 0 120 120" draw:points="120,60 0,0 0,120"><text:p/></draw:polygon></draw:g></text:p>
      <text:p text:style-name="P2"><draw:frame text:anchor-type="paragraph" draw:z-index="53" draw:style-name="gr27" draw:text-style-name="P5" svg:width="3.128in" svg:height="0.2567in" svg:x="3.2472in" svg:y="0.0264in"><draw:text-box><text:p><text:span text:style-name="T2">Market data processor REST</text:span></text:p></draw:text-box></draw:frame><draw:custom-shape text:anchor-type="paragraph" draw:z-index="57" draw:style-name="gr22" svg:width="0.5961in" svg:height="0.1039in" draw:transform="rotate (-0.54157566689384) translate (1.69027777777778in 1.27361111111111in)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9" draw:style-name="gr22" svg:width="0.3941in" svg:height="0.1039in" svg:x="3.1437in" svg:y="1.1937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2" draw:style-name="gr22" svg:width="0.3941in" svg:height="0.1039in" svg:x="4.0874in" svg:y="1.1937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6" draw:style-name="gr22" svg:width="0.3941in" svg:height="0.1039in" svg:x="5.5236in" svg:y="1.1937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text:anchor-type="paragraph" draw:z-index="63" draw:style-name="gr1"><draw:g draw:name="Command Message (145)" draw:style-name="gr2"><draw:polyline draw:style-name="gr10" draw:text-style-name="P3" svg:width="0.1287in" svg:height="0.2579in" svg:x="3.7004in" svg:y="1.0937in" svg:viewBox="0 0 328 656" draw:points="0,0 0,656 328,656"><text:p/></draw:polyline><draw:rect draw:style-name="gr11" draw:text-style-name="P3" svg:width="0.1567in" svg:height="0.1571in" svg:x="3.7516in" svg:y="1.2724in"><text:p/></draw:rect><draw:path draw:style-name="gr12" draw:text-style-name="P3" svg:width="0.1642in" svg:height="0.1642in" svg:x="3.6185in" svg:y="1.0126in" svg:viewBox="0 0 418 418" svg:d="m0 204c2-113 95-204 208-204 114 0 206 91 210 204 2 117-93 214-210 214-116 0-210-97-208-214z"><text:p/></draw:path><draw:rect draw:style-name="gr13" draw:text-style-name="P3" svg:width="0.2189in" svg:height="0.1724in" svg:x="3.7205in" svg:y="1.2669in"><text:p/></draw:rect><draw:frame draw:style-name="gr40" draw:text-style-name="P3" svg:width="0.0823in" svg:height="0.1287in" svg:x="3.789in" svg:y="1.3055in"><draw:text-box><text:p text:style-name="P4"><text:span text:style-name="T1">C</text:span></text:p></draw:text-box></draw:frame></draw:g><draw:g draw:name="Return Address (159)" draw:style-name="gr2"><draw:rect draw:style-name="gr3" draw:text-style-name="P3" svg:width="0.3996in" svg:height="0.2189in" svg:x="3.7516in" svg:y="1.439in"><text:p/></draw:rect><draw:rect draw:style-name="gr34" draw:text-style-name="P3" svg:width="0.3386in" svg:height="0.165in" svg:x="3.7823in" svg:y="1.4661in"><text:p/></draw:rect><draw:line draw:style-name="gr9" draw:text-style-name="P3" svg:x1="3.7972in" svg:y1="1.4799in" svg:x2="3.874in" svg:y2="1.4799in"><text:p/></draw:line><draw:line draw:style-name="gr9" draw:text-style-name="P3" svg:x1="3.7972in" svg:y1="1.4937in" svg:x2="3.874in" svg:y2="1.4937in"><text:p/></draw:line><draw:line draw:style-name="gr9" draw:text-style-name="P3" svg:x1="3.7972in" svg:y1="1.5083in" svg:x2="3.874in" svg:y2="1.5083in"><text:p/></draw:line><draw:line draw:style-name="gr35" draw:text-style-name="P3" svg:x1="3.8894in" svg:y1="1.5492in" svg:x2="4.0122in" svg:y2="1.5492in"><text:p/></draw:line><draw:line draw:style-name="gr35" draw:text-style-name="P3" svg:x1="3.8894in" svg:y1="1.5618in" svg:x2="4.0122in" svg:y2="1.5618in"><text:p/></draw:line><draw:line draw:style-name="gr35" draw:text-style-name="P3" svg:x1="3.8894in" svg:y1="1.5764in" svg:x2="4.0122in" svg:y2="1.5764in"><text:p/></draw:line><draw:rect draw:style-name="gr36" draw:text-style-name="P3" svg:width="0.0315in" svg:height="0.0276in" svg:x="4.0736in" svg:y="1.4799in"><text:p/></draw:rect></draw:g></draw:g><draw:g text:anchor-type="paragraph" draw:z-index="67" draw:style-name="gr1"><draw:g draw:name="Command Message (145)" draw:style-name="gr2"><draw:polyline draw:style-name="gr10" draw:text-style-name="P3" svg:width="0.1287in" svg:height="0.2579in" svg:x="6.0622in" svg:y="1.0937in" svg:viewBox="0 0 328 656" draw:points="0,0 0,656 328,656"><text:p/></draw:polyline><draw:rect draw:style-name="gr11" draw:text-style-name="P3" svg:width="0.1567in" svg:height="0.1571in" svg:x="6.1138in" svg:y="1.2724in"><text:p/></draw:rect><draw:path draw:style-name="gr12" draw:text-style-name="P3" svg:width="0.1642in" svg:height="0.1642in" svg:x="5.9811in" svg:y="1.0126in" svg:viewBox="0 0 418 418" svg:d="m0 204c2-113 95-204 208-204 114 0 206 91 210 204 2 117-93 214-210 214-116 0-210-97-208-214z"><text:p/></draw:path><draw:rect draw:style-name="gr13" draw:text-style-name="P3" svg:width="0.2189in" svg:height="0.1724in" svg:x="6.0827in" svg:y="1.2669in"><text:p/></draw:rect><draw:frame draw:style-name="gr40" draw:text-style-name="P3" svg:width="0.0823in" svg:height="0.1287in" svg:x="6.1512in" svg:y="1.3055in"><draw:text-box><text:p text:style-name="P4"><text:span text:style-name="T1">C</text:span></text:p></draw:text-box></draw:frame></draw:g><draw:g draw:name="Return Address (159)" draw:style-name="gr2"><draw:rect draw:style-name="gr3" draw:text-style-name="P3" svg:width="0.3996in" svg:height="0.2189in" svg:x="6.1138in" svg:y="1.439in"><text:p/></draw:rect><draw:rect draw:style-name="gr34" draw:text-style-name="P3" svg:width="0.3386in" svg:height="0.165in" svg:x="6.1445in" svg:y="1.4661in"><text:p/></draw:rect><draw:line draw:style-name="gr9" draw:text-style-name="P3" svg:x1="6.1591in" svg:y1="1.4799in" svg:x2="6.2358in" svg:y2="1.4799in"><text:p/></draw:line><draw:line draw:style-name="gr9" draw:text-style-name="P3" svg:x1="6.1591in" svg:y1="1.4937in" svg:x2="6.2358in" svg:y2="1.4937in"><text:p/></draw:line><draw:line draw:style-name="gr9" draw:text-style-name="P3" svg:x1="6.1591in" svg:y1="1.5083in" svg:x2="6.2358in" svg:y2="1.5083in"><text:p/></draw:line><draw:line draw:style-name="gr35" draw:text-style-name="P3" svg:x1="6.252in" svg:y1="1.5492in" svg:x2="6.3748in" svg:y2="1.5492in"><text:p/></draw:line><draw:line draw:style-name="gr35" draw:text-style-name="P3" svg:x1="6.252in" svg:y1="1.5618in" svg:x2="6.3748in" svg:y2="1.5618in"><text:p/></draw:line><draw:line draw:style-name="gr35" draw:text-style-name="P3" svg:x1="6.252in" svg:y1="1.5764in" svg:x2="6.3748in" svg:y2="1.5764in"><text:p/></draw:line><draw:rect draw:style-name="gr36" draw:text-style-name="P3" svg:width="0.0315in" svg:height="0.0276in" svg:x="6.4358in" svg:y="1.4799in"><text:p/></draw:rect></draw:g></draw:g><draw:custom-shape text:anchor-type="paragraph" draw:z-index="68" draw:style-name="gr22" svg:width="0.3941in" svg:height="0.1039in" svg:x="6.4236in" svg:y="1.1937in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text:anchor-type="paragraph" draw:z-index="70" draw:style-name="gr1"><draw:custom-shape draw:style-name="gr15" svg:width="0.4232in" svg:height="0.1039in" svg:x="5.4917in" svg:y="2.2366in"><text:p/>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name="Document Message (147)" draw:style-name="gr2"><draw:polyline draw:style-name="gr10" draw:text-style-name="P3" svg:width="0.1287in" svg:height="0.2579in" svg:x="6.0862in" svg:y="2.1346in" svg:viewBox="0 0 328 656" draw:points="0,0 0,656 328,656"><text:p/></draw:polyline><draw:rect draw:style-name="gr11" draw:text-style-name="P3" svg:width="0.1571in" svg:height="0.1567in" svg:x="6.137in" svg:y="2.3138in"><text:p/></draw:rect><draw:path draw:style-name="gr12" draw:text-style-name="P3" svg:width="0.1642in" svg:height="0.1642in" svg:x="6.0039in" svg:y="2.0535in" svg:viewBox="0 0 418 418" svg:d="m0 204c2-113 95-204 208-204 114 0 206 91 210 204 2 117-93 214-210 214-116 0-210-97-208-214z"><text:p/></draw:path><draw:rect draw:style-name="gr13" draw:text-style-name="P3" svg:width="0.2189in" svg:height="0.1724in" svg:x="6.1063in" svg:y="2.3079in"><text:p/></draw:rect><draw:frame draw:style-name="gr40" draw:text-style-name="P3" svg:width="0.0823in" svg:height="0.1287in" svg:x="6.176in" svg:y="2.3472in"><draw:text-box><text:p text:style-name="P4"><text:span text:style-name="T1">D</text:span></text:p></draw:text-box></draw:frame></draw:g><draw:custom-shape draw:style-name="gr15" svg:width="0.4232in" svg:height="0.1039in" svg:x="6.4091in" svg:y="2.2366in"><text:p/>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g text:anchor-type="paragraph" draw:z-index="71" draw:style-name="gr1"><draw:custom-shape draw:style-name="gr15" svg:width="0.4232in" svg:height="0.1039in" svg:x="3.1291in" svg:y="2.2366in"><text:p/>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name="Document Message (147)" draw:style-name="gr2"><draw:polyline draw:style-name="gr10" draw:text-style-name="P3" svg:width="0.1287in" svg:height="0.2579in" svg:x="3.724in" svg:y="2.1346in" svg:viewBox="0 0 328 656" draw:points="0,0 0,656 328,656"><text:p/></draw:polyline><draw:rect draw:style-name="gr11" draw:text-style-name="P3" svg:width="0.1571in" svg:height="0.1567in" svg:x="3.7744in" svg:y="2.3138in"><text:p/></draw:rect><draw:path draw:style-name="gr12" draw:text-style-name="P3" svg:width="0.1642in" svg:height="0.1642in" svg:x="3.6417in" svg:y="2.0535in" svg:viewBox="0 0 418 418" svg:d="m0 204c2-113 95-204 208-204 114 0 206 91 210 204 2 117-93 214-210 214-116 0-210-97-208-214z"><text:p/></draw:path><draw:rect draw:style-name="gr13" draw:text-style-name="P3" svg:width="0.2189in" svg:height="0.1724in" svg:x="3.7437in" svg:y="2.3079in"><text:p/></draw:rect><draw:frame draw:style-name="gr40" draw:text-style-name="P3" svg:width="0.0823in" svg:height="0.1287in" svg:x="3.8134in" svg:y="2.3472in"><draw:text-box><text:p text:style-name="P4"><text:span text:style-name="T1">D</text:span></text:p></draw:text-box></draw:frame></draw:g><draw:custom-shape draw:style-name="gr15" svg:width="0.4232in" svg:height="0.1039in" svg:x="4.0465in" svg:y="2.2366in"><text:p/>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custom-shape text:anchor-type="paragraph" draw:z-index="73" draw:style-name="gr22" svg:width="0.5953in" svg:height="0.1031in" draw:transform="rotate (-2.44206468939047) translate (2.17986111111111in 1.89722222222222in)"><text:p/>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text:anchor-type="paragraph" draw:z-index="54" draw:name="Message Endpoint (95)" draw:style-name="gr31"><draw:rect draw:style-name="gr3" draw:text-style-name="P3" svg:width="0.813in" svg:height="0.5004in" svg:x="0.7409in" svg:y="1.4217in"><text:p/></draw:rect><draw:line draw:style-name="gr6" draw:text-style-name="P3" svg:x1="0.7406in" svg:y1="1.6717in" svg:x2="0.9906in" svg:y2="1.6717in"><text:p/></draw:line><draw:polygon draw:style-name="gr7" draw:text-style-name="P3" svg:width="0.0937in" svg:height="0.0937in" svg:x="0.974in" svg:y="1.6248in" svg:viewBox="0 0 239 239" draw:points="239,119 0,239 0,0"><text:p/></draw:polygon><draw:rect draw:style-name="gr16" draw:text-style-name="P3" svg:width="0.2504in" svg:height="0.2504in" svg:x="1.1154in" svg:y="1.5469in"><text:p/></draw:rect></draw:g><draw:frame text:anchor-type="paragraph" draw:z-index="55" draw:style-name="gr52" svg:width="1.0421in" svg:height="0.2177in" svg:x="0.7409in" svg:y="1.2043in"><draw:text-box><text:p>Rest endpoint</text:p></draw:text-box></draw:frame><draw:g text:anchor-type="paragraph" draw:z-index="58" draw:name="Message Translator (85)" draw:style-name="gr31"><draw:rect draw:style-name="gr3" draw:text-style-name="P3" svg:width="0.813in" svg:height="0.5004in" svg:x="2.2543in" svg:y="1.0228in"><text:p/></draw:rect><draw:rect draw:style-name="gr8" draw:text-style-name="P3" svg:width="0.2504in" svg:height="0.3752in" svg:x="2.348in" svg:y="1.0854in"><text:p/></draw:rect><draw:rect draw:style-name="gr8" draw:text-style-name="P3" svg:width="0.2504in" svg:height="0.3752in" svg:x="2.7232in" svg:y="1.0854in"><text:p/></draw:rect><draw:line draw:style-name="gr9" draw:text-style-name="P3" svg:x1="2.4736in" svg:y1="1.148in" svg:x2="2.8795in" svg:y2="1.398in"><text:p/></draw:line><draw:line draw:style-name="gr9" draw:text-style-name="P3" svg:x1="2.4736in" svg:y1="1.3984in" svg:x2="2.8795in" svg:y2="1.1484in"><text:p/></draw:line></draw:g><draw:g text:anchor-type="paragraph" draw:z-index="60" draw:name="Message Channel (60)" draw:style-name="gr31"><draw:rect draw:style-name="gr3" draw:text-style-name="P3" svg:width="0.813in" svg:height="0.5004in" svg:x="4.5744in" svg:y="0.9953in"><text:p/></draw:rect><draw:path draw:style-name="gr4" draw:text-style-name="P3" svg:width="0.6406in" svg:height="0.1248in" svg:x="4.6528in" svg:y="1.2453in" svg:viewBox="0 0 1628 318" svg:d="m56 0c-31 0-56 71-56 159 0 87 25 159 56 159h1572v-318z"><text:p/></draw:path><draw:ellipse draw:style-name="gr5" draw:text-style-name="P3" svg:width="0.0307in" svg:height="0.1252in" svg:x="5.278in" svg:y="1.2453in"><text:p/></draw:ellipse><draw:line draw:style-name="gr6" draw:text-style-name="P3" svg:x1="4.7in" svg:y1="1.1516in" svg:x2="5.2626in" svg:y2="1.1516in"><text:p/></draw:line><draw:polygon draw:style-name="gr7" draw:text-style-name="P3" svg:width="0.0469in" svg:height="0.0469in" svg:x="5.215in" svg:y="1.128in" svg:viewBox="0 0 120 120" draw:points="120,60 0,120 0,0"><text:p/></draw:polygon></draw:g><draw:frame text:anchor-type="paragraph" draw:z-index="61" draw:style-name="gr53" svg:width="1.5803in" svg:height="0.1925in" svg:x="4.5744in" svg:y="0.7866in"><draw:text-box><text:p>jms:queue:processor.in</text:p></draw:text-box></draw:frame><draw:rect text:anchor-type="paragraph" draw:z-index="64" draw:style-name="gr44" draw:text-style-name="P3" svg:width="0.7622in" svg:height="1.528in" svg:x="6.939in" svg:y="0.9953in"><text:p/></draw:rect><draw:frame text:anchor-type="paragraph" draw:z-index="65" draw:style-name="gr54" svg:width="1.5197in" svg:height="0.1996in" svg:x="6.939in" svg:y="0.7957in"><draw:text-box><text:p>Instrument processor</text:p></draw:text-box></draw:frame><draw:g text:anchor-type="paragraph" draw:z-index="69" draw:name="Message Channel (60)" draw:style-name="gr31"><draw:rect draw:style-name="gr3" draw:text-style-name="P3" svg:width="0.8213in" svg:height="0.5004in" svg:x="4.5744in" svg:y="2.002in"><text:p/></draw:rect><draw:path draw:style-name="gr4" draw:text-style-name="P3" svg:width="0.6472in" svg:height="0.1248in" svg:x="4.6689in" svg:y="2.2524in" svg:viewBox="0 0 1645 318" svg:d="m1588 0c31 0 57 71 57 159 0 87-26 159-57 159h-1588v-318z"><text:p/></draw:path><draw:ellipse draw:style-name="gr5" draw:text-style-name="P3" svg:width="0.0307in" svg:height="0.1252in" svg:x="4.6535in" svg:y="2.252in"><text:p/></draw:ellipse><draw:line draw:style-name="gr6" draw:text-style-name="P3" svg:x1="5.2693in" svg:y1="2.1587in" svg:x2="4.7008in" svg:y2="2.1587in"><text:p/></draw:line><draw:polygon draw:style-name="gr7" draw:text-style-name="P3" svg:width="0.0472in" svg:height="0.0469in" svg:x="4.7004in" svg:y="2.135in" svg:viewBox="0 0 121 120" draw:points="0,60 121,120 121,0"><text:p/></draw:polygon></draw:g><draw:g text:anchor-type="paragraph" draw:z-index="72" draw:name="Message Translator (85)" draw:style-name="gr31"><draw:rect draw:style-name="gr3" draw:text-style-name="P3" svg:width="0.813in" svg:height="0.5004in" svg:x="2.2543in" svg:y="1.9929in"><text:p/></draw:rect><draw:rect draw:style-name="gr8" draw:text-style-name="P3" svg:width="0.2504in" svg:height="0.3752in" svg:x="2.348in" svg:y="2.0555in"><text:p/></draw:rect><draw:rect draw:style-name="gr8" draw:text-style-name="P3" svg:width="0.2504in" svg:height="0.3752in" svg:x="2.7232in" svg:y="2.0555in"><text:p/></draw:rect><draw:line draw:style-name="gr9" draw:text-style-name="P3" svg:x1="2.4736in" svg:y1="2.1181in" svg:x2="2.8795in" svg:y2="2.3681in"><text:p/></draw:line><draw:line draw:style-name="gr9" draw:text-style-name="P3" svg:x1="2.4736in" svg:y1="2.3681in" svg:x2="2.8795in" svg:y2="2.1181in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Arial2" svg:font-family="Arial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-2" draw:style="linear" draw:start-color="#000000" draw:end-color="#ffffff" draw:start-intensity="100%" draw:end-intensity="100%" draw:angle="1800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zian Lachata</meta:initial-creator>
    <meta:creation-date>2013-10-13T18:31:27</meta:creation-date>
    <dc:date>2013-10-19T02:01:34</dc:date>
    <dc:creator>Kriszian Lachata</dc:creator>
    <meta:editing-duration>PT3H31M16S</meta:editing-duration>
    <meta:editing-cycles>28</meta:editing-cycles>
    <meta:generator>LibreOffice/3.6$Linux_X86_64 LibreOffice_project/360m1$Build-2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